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79cm" fo:min-width="14.535cm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7cm" fo:min-width="1.118cm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0.1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199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3.052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0.897cm"/>
    </style:style>
    <style:style style:name="gr12" style:family="graphic" style:parent-style-name="standard">
      <style:graphic-properties draw:stroke="none" svg:stroke-color="#000000" draw:fill="none" draw:fill-color="#ffffff" fo:min-height="1.274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035cm" svg:height="1.229cm" draw:transform="rotate (0.55082591192941) translate (4.175cm 14.177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48cm" svg:y1="15.224cm" svg:x2="11.668cm" svg:y2="14.97cm">
          <text:p/>
        </draw:line>
        <draw:path draw:style-name="gr2" draw:text-style-name="P2" draw:layer="layout" svg:width="2.193cm" svg:height="0.953cm" draw:transform="skewX (0.231081592964049) rotate (-0.438601241026175) translate (7.61675417942977cm 13.3032439913999cm)" svg:viewBox="0 0 2194 954" svg:d="M0 20c547-96 1088 164 1523 510l511 253 160 171">
          <text:p/>
        </draw:path>
        <draw:custom-shape draw:style-name="gr3" draw:text-style-name="P1" draw:layer="layout" svg:width="2.286cm" svg:height="2.413cm" svg:x="8.11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7cm" svg:y1="3.54cm" svg:x2="16.875cm" svg:y2="6.334cm">
          <text:p/>
        </draw:line>
        <draw:line draw:style-name="gr4" draw:text-style-name="P2" draw:layer="layout" svg:x1="16.24cm" svg:y1="5.572cm" svg:x2="10.525cm" svg:y2="9.001cm">
          <text:p/>
        </draw:line>
        <draw:line draw:style-name="gr4" draw:text-style-name="P2" draw:layer="layout" svg:x1="15.097cm" svg:y1="3.921cm" svg:x2="3.286cm" svg:y2="11.287cm">
          <text:p/>
        </draw:line>
        <draw:frame draw:style-name="gr5" draw:text-style-name="P3" draw:layer="layout" svg:width="0.5cm" svg:height="0.47cm" svg:x="12.565cm" svg:y="6.7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4" draw:layer="layout" svg:width="1.778cm" svg:height="0.962cm" svg:x="7.477cm" svg:y="7.023cm">
          <draw:text-box>
            <text:p>L</text:p>
          </draw:text-box>
        </draw:frame>
        <draw:custom-shape draw:style-name="gr7" draw:text-style-name="P1" draw:layer="layout" svg:width="0.635cm" svg:height="4.572cm" svg:x="16.494cm" svg:y="6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99cm" svg:height="0.635cm" draw:transform="rotate (0.431270858167799) translate (12.43cm 12.743cm)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286cm" svg:height="1.016cm" svg:x="6.969cm" svg:y="13.827cm">
          <draw:text-box>
            <text:p><text:span text:style-name="T1">ɑ</text:span></text:p>
          </draw:text-box>
        </draw:frame>
        <draw:line draw:style-name="gr2" draw:text-style-name="P2" draw:layer="layout" svg:x1="12.303cm" svg:y1="13.192cm" svg:x2="17.51cm" svg:y2="13.065cm">
          <text:p/>
        </draw:line>
        <draw:path draw:style-name="gr2" draw:text-style-name="P2" draw:layer="layout" svg:width="1.118cm" svg:height="0.762cm" draw:transform="rotate (0.130027029273578) translate (14.5697790107107cm 12.4643680726114cm)" svg:viewBox="0 0 1119 763" svg:d="M0 25c186-3 376-48 559-10s410-34 514 216c75 178 53 368-35 521l-34 11">
          <text:p/>
        </draw:path>
        <draw:frame draw:style-name="gr10" draw:text-style-name="P4" draw:layer="layout" svg:width="4.572cm" svg:height="3.302cm" svg:x="14.462cm" svg:y="12.303cm">
          <draw:text-box>
            <text:p><text:span text:style-name="T1">Θ</text:span></text:p>
          </draw:text-box>
        </draw:frame>
        <draw:custom-shape draw:style-name="gr11" draw:text-style-name="P5" draw:layer="layout" svg:width="1.397cm" svg:height="1.524cm" svg:x="11.16cm" svg:y="12.303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715cm" svg:height="1.524cm" draw:transform="rotate (0.559901624039781) translate (7.814cm 12.116cm)">
          <draw:text-box>
            <text:p>Греда</text:p>
          </draw:text-box>
        </draw:frame>
        <draw:frame draw:style-name="gr13" draw:text-style-name="P4" draw:layer="layout" svg:width="5.588cm" svg:height="1.673cm" svg:x="12.557cm" svg:y="13.319cm">
          <draw:text-box>
            <text:p>Серво мотор</text:p>
          </draw:text-box>
        </draw:frame>
        <draw:frame draw:style-name="gr14" draw:text-style-name="P4" draw:layer="layout" svg:width="3.556cm" svg:height="1.905cm" svg:x="9.382cm" svg:y="7.35cm">
          <draw:text-box>
            <text:p>Топка</text:p>
            <text:p/>
          </draw:text-box>
        </draw:frame>
        <draw:frame draw:style-name="gr6" draw:text-style-name="P4" draw:layer="layout" svg:width="3.08cm" svg:height="1.673cm" svg:x="17.51cm" svg:y="8.366cm">
          <draw:text-box>
            <text:p>Склоп Лостов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22:54:47.520000000</meta:creation-date>
    <dc:date>2019-05-13T23:14:43.442000000</dc:date>
    <meta:editing-duration>PT8M54S</meta:editing-duration>
    <meta:editing-cycles>1</meta:editing-cycles>
    <meta:document-statistic meta:object-count="20"/>
    <meta:generator>LibreOffice/6.0.5.2$Windows_X86_64 LibreOffice_project/54c8cbb85f300ac59db32fe8a675ff7683cd5a16</meta:generator>
  </office:meta>
</office:document-meta>
</file>

<file path=Object 2/content.xml><?xml version="1.0" encoding="utf-8"?>
<math xmlns="http://www.w3.org/1998/Math/MathML" display="block">
  <semantics>
    <mi>R</mi>
    <annotation encoding="StarMath 5.0">R</annotation>
  </semantics>
</math>
</file>